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79.32mm"/>
    </style:style>
    <style:style style:name="co4" style:family="table-column">
      <style:table-column-properties fo:break-before="auto" style:column-width="88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8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tency" table:style-name="ta1">
        <table:shapes>
          <draw:frame draw:z-index="0" draw:style-name="gr1" draw:text-style-name="P1" svg:width="330.67mm" svg:height="185.99mm" svg:x="-1.39mm" svg:y="45.15mm">
            <draw:object draw:notify-on-update-of-ranges="latency.A1:latency.A1 latency.A2:latency.A5 latency.B1:latency.B1 latency.B2:latency.B5 latency.A1:latency.A1 latency.A2:latency.A5 latency.C1:latency.C1 latency.C2:latency.C5 latency.A1:latency.A1 latency.A2:latency.A5 latency.D1:latency.D1 latency.D2:latency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Число connection'ов</text:p>
          </table:table-cell>
          <table:table-cell office:value-type="string" calcext:value-type="string">
            <text:p>без индекса</text:p>
          </table:table-cell>
          <table:table-cell office:value-type="string" calcext:value-type="string">
            <text:p><text:span text:style-name="T1">с составным индексом (last_name, first_name</text:span>)</text:p>
          </table:table-cell>
          <table:table-cell office:value-type="string" calcext:value-type="string">
            <text:p>с отдельными индексами на last_name и first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2" calcext:value-type="float">
            <text:p>15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44" calcext:value-type="float">
            <text:p>13344</text:p>
          </table:table-cell>
          <table:table-cell office:value-type="float" office:value="404" calcext:value-type="float">
            <text:p>40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428" calcext:value-type="float">
            <text:p>18428</text:p>
          </table:table-cell>
          <table:table-cell office:value-type="float" office:value="3244" calcext:value-type="float">
            <text:p>3244</text:p>
          </table:table-cell>
          <table:table-cell office:value-type="float" office:value="6260" calcext:value-type="float">
            <text:p>6260</text:p>
          </table:table-cell>
        </table:table-row>
      </table:table>
      <table:table table:name="throughput" table:style-name="ta1">
        <table:shapes>
          <draw:frame draw:z-index="0" draw:style-name="gr1" draw:text-style-name="P1" svg:width="334.72mm" svg:height="167.05mm" svg:x="-1.42mm" svg:y="31.87mm">
            <draw:object draw:notify-on-update-of-ranges="throughput.A1:throughput.A1 throughput.A2:throughput.A5 throughput.B1:throughput.B1 throughput.B2:throughput.B5 throughput.A1:throughput.A1 throughput.A2:throughput.A5 throughput.C1:throughput.C1 throughput.C2:throughput.C5 throughput.A1:throughput.A1 throughput.A2:throughput.A5 throughput.D1:throughput.D1 throughput.D2:throughput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Число connection'ов</text:p>
          </table:table-cell>
          <table:table-cell office:value-type="string" calcext:value-type="string">
            <text:p>без индекса</text:p>
          </table:table-cell>
          <table:table-cell office:value-type="string" calcext:value-type="string">
            <text:p><text:span text:style-name="T1">с составным индексом (last_name, first_name</text:span>)</text:p>
          </table:table-cell>
          <table:table-cell office:value-type="string" calcext:value-type="string">
            <text:p>с отдельными индексами на last_name и first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62.2" calcext:value-type="float">
            <text:p>62,2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,7</text:p>
          </table:table-cell>
          <table:table-cell office:value-type="float" office:value="192.6" calcext:value-type="float">
            <text:p>192,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 office:value-type="float" office:value="203.4" calcext:value-type="float">
            <text:p>203,4</text:p>
          </table:table-cell>
          <table:table-cell office:value-type="float" office:value="110.4" calcext:value-type="float">
            <text:p>110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3" calcext:value-type="float">
            <text:p>5,3</text:p>
          </table:table-cell>
          <table:table-cell office:value-type="float" office:value="201.8" calcext:value-type="float">
            <text:p>201,8</text:p>
          </table:table-cell>
          <table:table-cell office:value-type="float" office:value="108.3" calcext:value-type="float">
            <text:p>108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.00.0000</text:date>, <text:time style:data-style-name="N2" text:time-value="21:53:01.6519029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23:15:48.835722612</meta:creation-date>
    <dc:date>2020-05-04T22:11:56.307293253</dc:date>
    <meta:editing-duration>PT18M6S</meta:editing-duration>
    <meta:editing-cycles>2</meta:editing-cycles>
    <meta:generator>LibreOffice/6.0.7.3$Linux_X86_64 LibreOffice_project/00m0$Build-3</meta:generator>
    <meta:document-statistic meta:table-count="2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68cm" svg:height="18.6cm" xlink:href=".." xlink:type="simple" chart:class="chart:scatter" chart:style-name="ch1">
        <chart:legend chart:legend-position="end" svg:x="23.443cm" svg:y="8.503cm" style:legend-expansion="high" chart:style-name="ch2"/>
        <chart:plot-area chart:style-name="ch3" table:cell-range-address="latency.A1:latency.D5" chart:data-source-has-labels="row" svg:x="1.672cm" svg:y="0.372cm" svg:width="21.11cm" svg:height="16.875cm">
          <chartooo:coordinate-region svg:x="2.664cm" svg:y="0.571cm" svg:width="19.561cm" svg:height="16.029cm"/>
          <chart:axis chart:dimension="x" chart:name="primary-x" chart:style-name="ch4">
            <chart:title svg:x="10.873cm" svg:y="17.619cm" chart:style-name="ch5">
              <text:p>Число connection</text:p>
            </chart:title>
          </chart:axis>
          <chart:axis chart:dimension="y" chart:name="primary-y" chart:style-name="ch4">
            <chart:title svg:x="0.451cm" svg:y="9.382cm" chart:style-name="ch6">
              <text:p>latency</text:p>
            </chart:title>
            <chart:grid chart:style-name="ch7" chart:class="major"/>
          </chart:axis>
          <chart:series chart:style-name="ch8" chart:values-cell-range-address="latency.B2:latency.B5" chart:label-cell-address="latency.B1:latency.B1" chart:class="chart:scatter">
            <chart:domain table:cell-range-address="latency.A2:latency.A5"/>
            <chart:data-point chart:repeated="4"/>
          </chart:series>
          <chart:series chart:style-name="ch9" chart:values-cell-range-address="latency.C2:latency.C5" chart:label-cell-address="latency.C1:latency.C1" chart:class="chart:scatter">
            <chart:data-point chart:repeated="4"/>
          </chart:series>
          <chart:series chart:style-name="ch10" chart:values-cell-range-address="latency.D2:latency.D5" chart:label-cell-address="latency.D1:latency.D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без индекса</text:p>
                <draw:g>
                  <svg:desc>latency.B1:latency.B1</svg:desc>
                </draw:g>
              </table:table-cell>
              <table:table-cell office:value-type="string">
                <text:p>с составным индексом (last_name, first_name)</text:p>
                <draw:g>
                  <svg:desc>latency.C1:latency.C1</svg:desc>
                </draw:g>
              </table:table-cell>
              <table:table-cell office:value-type="string">
                <text:p>с отдельными индексами на last_name и first_name</text:p>
                <draw:g>
                  <svg:desc>latency.D1:latenc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y.A2:latency.A5</svg:desc>
                </draw:g>
              </table:table-cell>
              <table:table-cell office:value-type="float" office:value="644">
                <text:p>644</text:p>
                <draw:g>
                  <svg:desc>latency.B2:latency.B5</svg:desc>
                </draw:g>
              </table:table-cell>
              <table:table-cell office:value-type="float" office:value="19">
                <text:p>19</text:p>
                <draw:g>
                  <svg:desc>latency.C2:latency.C5</svg:desc>
                </draw:g>
              </table:table-cell>
              <table:table-cell office:value-type="float" office:value="33">
                <text:p>33</text:p>
                <draw:g>
                  <svg:desc>latency.D2:latency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12">
                <text:p>1512</text:p>
              </table:table-cell>
              <table:table-cell office:value-type="float" office:value="50">
                <text:p>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3344">
                <text:p>13344</text:p>
              </table:table-cell>
              <table:table-cell office:value-type="float" office:value="404">
                <text:p>40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8428">
                <text:p>18428</text:p>
              </table:table-cell>
              <table:table-cell office:value-type="float" office:value="3244">
                <text:p>3244</text:p>
              </table:table-cell>
              <table:table-cell office:value-type="float" office:value="6260">
                <text:p>6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473cm" svg:height="16.706cm" xlink:href=".." xlink:type="simple" chart:class="chart:scatter" chart:style-name="ch1">
        <chart:legend chart:legend-position="end" svg:x="23.848cm" svg:y="7.556cm" style:legend-expansion="high" chart:style-name="ch2"/>
        <chart:plot-area chart:style-name="ch3" table:cell-range-address="throughput.A1:throughput.D5" chart:data-source-has-labels="row" svg:x="1.68cm" svg:y="0.334cm" svg:width="21.499cm" svg:height="15.057cm">
          <chartooo:coordinate-region svg:x="2.301cm" svg:y="0.533cm" svg:width="20.32cm" svg:height="14.211cm"/>
          <chart:axis chart:dimension="x" chart:name="primary-x" chart:style-name="ch4">
            <chart:title svg:x="11.075cm" svg:y="15.725cm" chart:style-name="ch5">
              <text:p>Число connection</text:p>
            </chart:title>
          </chart:axis>
          <chart:axis chart:dimension="y" chart:name="primary-y" chart:style-name="ch6">
            <chart:title svg:x="0.451cm" svg:y="8.7cm" chart:style-name="ch7">
              <text:p>throughput</text:p>
            </chart:title>
            <chart:grid chart:style-name="ch8" chart:class="major"/>
          </chart:axis>
          <chart:series chart:style-name="ch9" chart:values-cell-range-address="throughput.B2:throughput.B5" chart:label-cell-address="throughput.B1:throughput.B1" chart:class="chart:scatter">
            <chart:domain table:cell-range-address="throughput.A2:throughput.A5"/>
            <chart:data-point chart:repeated="4"/>
          </chart:series>
          <chart:series chart:style-name="ch10" chart:values-cell-range-address="throughput.C2:throughput.C5" chart:label-cell-address="throughput.C1:throughput.C1" chart:class="chart:scatter">
            <chart:data-point chart:repeated="4"/>
          </chart:series>
          <chart:series chart:style-name="ch11" chart:values-cell-range-address="throughput.D2:throughput.D5" chart:label-cell-address="throughput.D1:throughput.D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без индекса</text:p>
                <draw:g>
                  <svg:desc>throughput.B1:throughput.B1</svg:desc>
                </draw:g>
              </table:table-cell>
              <table:table-cell office:value-type="string">
                <text:p>с составным индексом (last_name, first_name)</text:p>
                <draw:g>
                  <svg:desc>throughput.C1:throughput.C1</svg:desc>
                </draw:g>
              </table:table-cell>
              <table:table-cell office:value-type="string">
                <text:p>с отдельными индексами на last_name и first_name</text:p>
                <draw:g>
                  <svg:desc>throughput.D1:throughp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roughput.A2:throughput.A5</svg:desc>
                </draw:g>
              </table:table-cell>
              <table:table-cell office:value-type="float" office:value="1.4">
                <text:p>1.4</text:p>
                <draw:g>
                  <svg:desc>throughput.B2:throughput.B5</svg:desc>
                </draw:g>
              </table:table-cell>
              <table:table-cell office:value-type="float" office:value="62.2">
                <text:p>62.2</text:p>
                <draw:g>
                  <svg:desc>throughput.C2:throughput.C5</svg:desc>
                </draw:g>
              </table:table-cell>
              <table:table-cell office:value-type="float" office:value="36.6">
                <text:p>36.6</text:p>
                <draw:g>
                  <svg:desc>throughput.D2:throughput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">
                <text:p>5.7</text:p>
              </table:table-cell>
              <table:table-cell office:value-type="float" office:value="192.6">
                <text:p>192.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  <table:table-cell office:value-type="float" office:value="203.4">
                <text:p>203.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.3">
                <text:p>5.3</text:p>
              </table:table-cell>
              <table:table-cell office:value-type="float" office:value="201.8">
                <text:p>201.8</text:p>
              </table:table-cell>
              <table:table-cell office:value-type="float" office:value="108.3">
                <text:p>10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